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Andale Mono" svg:font-family="'Andale Mono'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officeooo:paragraph-rsid="00088f31" style:font-size-asian="10pt" style:font-size-complex="10pt"/>
    </style:style>
    <style:style style:name="P3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1e6a39" loext:opacity="100%"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5308d" loext:opacity="100%"/>
    </style:style>
    <style:style style:name="T3" style:family="text">
      <style:text-properties fo:color="#55308d" loext:opacity="100%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- countries</text:p>
      <text:p text:style-name="P3">CREATE SEQUENCE <text:span text:style-name="T2">countries_seq</text:span>;</text:p>
      <text:p text:style-name="P1"><text:span text:style-name="T1">CREATE TABLE </text:span><text:span text:style-name="T3">countries</text:span> (</text:p>
      <text:p text:style-name="P2"><text:tab/>co_id INTEGER NOT NULL PRIMARY KEY DEFAULT NEXTVAL('countries_seq'),</text:p>
      <text:p text:style-name="P1"><text:tab/>co_flag CHAR(1) NOT NULL,</text:p>
      <text:p text:style-name="P1"><text:tab/>co_code CHAR(2) NOT NULL,</text:p>
      <text:p text:style-name="P1"><text:tab/>co_name VARCHAR (100)</text:p>
      <text:p text:style-name="P2">);</text:p>
      <text:p text:style-name="P2"/>
      <text:p text:style-name="P4">--languages</text:p>
      <text:p text:style-name="P3">CREATE SEQUENCE <text:span text:style-name="T2">languages_seq</text:span>;</text:p>
      <text:p text:style-name="P1"><text:span text:style-name="T1">CREATE TABLE </text:span><text:span text:style-name="T3">languages</text:span> (</text:p>
      <text:p text:style-name="P2"><text:tab/>lg_id INTEGER NOT NULL PRIMARY KEY DEFAULT NEXTVAL('languages_seq'),</text:p>
      <text:p text:style-name="P1"><text:tab/>lg_code CHAR(2) NOT NULL UNIQUE,</text:p>
      <text:p text:style-name="P1"><text:tab/>lg_enabled BOOLEAN NOT NULL DEFAULT FALSE,</text:p>
      <text:p text:style-name="P1"><text:tab/>lg_ordering INTEGER NOT NULL DEFAULT 0,</text:p>
      <text:p text:style-name="P1"><text:tab/>lg_name VARCHAR (20) UNIQUE</text:p>
      <text:p text:style-name="P1">);</text:p>
      <text:p text:style-name="P1"/>
      <text:p text:style-name="P3">CREATE SEQUENCE <text:span text:style-name="T2">labels_seq</text:span>;</text:p>
      <text:p text:style-name="P1"><text:span text:style-name="T1">CREATE TABLE </text:span><text:span text:style-name="T3">labels</text:span> (</text:p>
      <text:p text:style-name="P1"><text:tab/>lb_id integer NOT NULL PRIMARY KEY DEFAULT NEXTVAL ('labels_seq'),</text:p>
      <text:p text:style-name="P1"><text:tab/>lb_label VARCHAR(100) UNIQUE</text:p>
      <text:p text:style-name="P1">);</text:p>
      <text:p text:style-name="P1"/>
      <text:p text:style-name="P4">-- texts</text:p>
      <text:p text:style-name="P3">CREATE SEQUENCE <text:span text:style-name="T2">texts_seq</text:span>;</text:p>
      <text:p text:style-name="P1"><text:span text:style-name="T1">CREATE TABLE </text:span><text:span text:style-name="T3">texts</text:span> (</text:p>
      <text:p text:style-name="P1"><text:tab/>tx_id integer NOT NULL PRIMARY KEY DEFAULT NEXTVAL ('texts_seq'),</text:p>
      <text:p text:style-name="P1"><text:tab/>tx_language_id INTEGER NOT NULL,</text:p>
      <text:p text:style-name="P1"><text:tab/>tx_label_id INTEGER NOT NULL,</text:p>
      <text:p text:style-name="P1"><text:tab/>tx_text TEXT,</text:p>
      <text:p text:style-name="P1">CONSTRAINT fk_language FOREIGN KEY(tx_language_id) REFERENCES languages(lg_id),</text:p>
      <text:p text:style-name="P1">CONSTRAINT fk_label FOREIGN KEY(tx_label_id) REFERENCES labels(lb_id),</text:p>
      <text:p text:style-name="P1">UNIQUE (tx_language_id, tx_label_id)</text:p>
      <text:p text:style-name="P1">);</text:p>
      <text:p text:style-name="P1"/>
      <text:p text:style-name="P4">-- roles</text:p>
      <text:p text:style-name="P3">CREATE SEQUENCE <text:span text:style-name="T2">roles_seq</text:span>;</text:p>
      <text:p text:style-name="P1"><text:span text:style-name="T1">CREATE TABLE </text:span><text:span text:style-name="T3">roles</text:span> (</text:p>
      <text:p text:style-name="P1"><text:tab/>ro_id INTEGER NOT NULL PRIMARY KEY DEFAULT NEXTVAL('roles_seq'),</text:p>
      <text:p text:style-name="P1"><text:tab/>ro_name VARCHAR(20) NOT NULL UNIQUE,</text:p>
      <text:p text:style-name="P1"><text:tab/>ro_description VARCHAR(60) NOT NULL,</text:p>
      <text:p text:style-name="P1"><text:tab/>ro_ordering INTEGER NOT NULL DEFAULT 0</text:p>
      <text:p text:style-name="P1">);</text:p>
      <text:p text:style-name="P1"/>
      <text:p text:style-name="P4">-- users</text:p>
      <text:p text:style-name="P3">CREATE SEQUENCE <text:span text:style-name="T2">users_seq</text:span>;</text:p>
      <text:p text:style-name="P1"><text:span text:style-name="T1">CREATE TABLE </text:span><text:span text:style-name="T3">users</text:span> (</text:p>
      <text:p text:style-name="P1"><text:tab/>us_id integer NOT NULL PRIMARY KEY DEFAULT NEXTVAL('users_seq'),</text:p>
      <text:p text:style-name="P1"><text:tab/>us_email VARCHAR(60) NOT NULL UNIQUE,</text:p>
      <text:p text:style-name="P1"><text:tab/>us_password VARCHAR(60) NOT NULL,</text:p>
      <text:p text:style-name="P1"><text:tab/>us_salt VARCHAR(60) NOT NULL,</text:p>
      <text:p text:style-name="P1"><text:tab/>us_username VARCHAR(20) NOT NULL,</text:p>
      <text:p text:style-name="P1"><text:tab/>us_firstname VARCHAR(20) NOT NULL,</text:p>
      <text:p text:style-name="P1"><text:tab/>us_middlename VARCHAR(20) NULL,</text:p>
      <text:p text:style-name="P1"><text:tab/>us_lastname VARCHAR(20) NOT NULL,</text:p>
      <text:p text:style-name="P1"><text:tab/>us_enabled BOOLEAN DEFAULT FALSE</text:p>
      <text:p text:style-name="P1">);</text:p>
      <text:p text:style-name="P1"/>
      <text:p text:style-name="P1"/>
      <text:p text:style-name="P1"/>
      <text:p text:style-name="P1"/>
      <text:p text:style-name="P1"/>
      <text:p text:style-name="P3"><text:soft-page-break/>CREATE SEQUENCE <text:span text:style-name="T2">user_roles_seq</text:span>;</text:p>
      <text:p text:style-name="P1"><text:span text:style-name="T1">CREATE TABLE </text:span><text:span text:style-name="T3">user_roles</text:span><text:span text:style-name="T1"> </text:span>(</text:p>
      <text:p text:style-name="P1"><text:tab/>ur_id INTEGER PRIMARY KEY DEFAULT NEXTVAL('user_roles_seq'),</text:p>
      <text:p text:style-name="P1"><text:tab/>ur_user_id INTEGER NOT NULL,</text:p>
      <text:p text:style-name="P1"><text:tab/>ur_role_id INTEGER NOT NULL,</text:p>
      <text:p text:style-name="P1">CONSTRAINT fk_user FOREIGN KEY(ur_user_id) REFERENCES users(us_id),</text:p>
      <text:p text:style-name="P1">CONSTRAINT fk_role FOREIGN KEY(ur_role_id) REFERENCES roles(ro_id),</text:p>
      <text:p text:style-name="P1">UNIQUE (ur_user_id, ur_role_id)</text:p>
      <text:p text:style-name="P1">);</text:p>
      <text:p text:style-name="P1"/>
      <text:p text:style-name="P4">-- products</text:p>
      <text:p text:style-name="P3">CREATE SEQUENCE <text:span text:style-name="T2">products_seq</text:span>;</text:p>
      <text:p text:style-name="P1"><text:span text:style-name="T1">CREATE TABLE </text:span><text:span text:style-name="T3">products</text:span> (</text:p>
      <text:p text:style-name="P1"><text:tab/>it_id INTEGER PRIMARY KEY DEFAULT NEXTVAL('products_seq'),</text:p>
      <text:p text:style-name="P1"><text:tab/>it_category_id INTEGER NOT NULL,</text:p>
      <text:p text:style-name="P1"><text:tab/>it_parent INTEGER NULL,</text:p>
      <text:p text:style-name="P1"><text:tab/>it_abstract BOOLEAN NOT NULL DEFAULT FALSE,</text:p>
      <text:p text:style-name="P1"><text:tab/>it_customisation BOOLEAN NOT NULL DEFAULT FALSE,</text:p>
      <text:p text:style-name="P1"><text:tab/>it_title VARCHAR(20) NOT NULL,</text:p>
      <text:p text:style-name="P1"><text:tab/>it_blurb VARCHAR(100) NULL,</text:p>
      <text:p text:style-name="P1"><text:tab/>it_description VARCHAR(4000) NULL,</text:p>
      <text:p text:style-name="P1"><text:tab/>it_price NUMERIC(8, 2) NOT NULL DEFAULT 0,</text:p>
      <text:p text:style-name="P1"><text:tab/>it_weight FLOAT NOT NULL DEFAULT 0,</text:p>
      <text:p text:style-name="P1"><text:tab/>it_in_stock INTEGER NOT NULL DEFAULT 0,</text:p>
      <text:p text:style-name="P1"><text:tab/>it_on_backorder INTEGER NOT NULL DEFAULT 0,</text:p>
      <text:p text:style-name="P1"><text:tab/>it_can_backorder BOOLEAN NOT NULL DEFAULT FALSE,</text:p>
      <text:p text:style-name="P1">CONSTRAINT fk_category FOREIGN KEY(it_category_id) REFERENCES categories(ca_id),</text:p>
      <text:p text:style-name="P1">);</text:p>
      <text:p text:style-name="P1"/>
      <text:p text:style-name="P4">-- images</text:p>
      <text:p text:style-name="P3">CREATE TYPE <text:span text:style-name="T2">MIMETYPE</text:span> AS ENUM ('jpg', 'png', 'gif', 'mp4');</text:p>
      <text:p text:style-name="P3">CREATE SEQUENCE <text:span text:style-name="T2">images_seq</text:span>;</text:p>
      <text:p text:style-name="P1"><text:span text:style-name="T1">CREATE TABLE </text:span><text:span text:style-name="T3">images</text:span> (</text:p>
      <text:p text:style-name="P1"><text:tab/>im_id INTEGER NOT NULL PRIMARY KEY DEFAULT nextval('images_seq'),</text:p>
      <text:p text:style-name="P1"><text:tab/>im_url VARCHAR(60) NOT NULL,</text:p>
      <text:p text:style-name="P1"><text:tab/>im_name VARCHAR(20) NOT NULL,</text:p>
      <text:p text:style-name="P1"><text:tab/>im_ordering INTEGER NOT NULL DEFAULT 0,</text:p>
      <text:p text:style-name="P1"><text:tab/>im_mimetype MIMETYPE NOT NULL</text:p>
      <text:p text:style-name="P1">);</text:p>
      <text:p text:style-name="P1"/>
      <text:p text:style-name="P4">-- parts</text:p>
      <text:p text:style-name="P3">CREATE SEQUENCE <text:span text:style-name="T2">parts_seq</text:span>;</text:p>
      <text:p text:style-name="P1"><text:span text:style-name="T1">CREATE TABLE </text:span><text:span text:style-name="T3">parts</text:span> (</text:p>
      <text:p text:style-name="P1"><text:tab/>pa_id INTEGER PRIMARY KEY DEFAULT NEXTVAL('parts_seq'),</text:p>
      <text:p text:style-name="P1"><text:tab/>pa_title VARCHAR(20) NOT NULL,</text:p>
      <text:p text:style-name="P1"><text:tab/>pa_blurb VARCHAR(100) NULL,</text:p>
      <text:p text:style-name="P1"><text:tab/>pa_description VARCHAR(4000) NULL,</text:p>
      <text:p text:style-name="P1"><text:tab/>pa_price NUMERIC(8, 2) NOT NULL DEFAULT 0,</text:p>
      <text:p text:style-name="P1"><text:tab/>pa_weight FLOAT NOT NULL DEFAULT 0,</text:p>
      <text:p text:style-name="P1"><text:tab/>pa_in_stock INTEGER NOT NULL DEFAULT 0</text:p>
      <text:p text:style-name="P1"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-- batches</text:p>
      <text:p text:style-name="P3">CREATE SEQUENCE <text:span text:style-name="T2">batches_seq</text:span>;</text:p>
      <text:p text:style-name="P1"><text:span text:style-name="T1">CREATE TABLE </text:span><text:span text:style-name="T3">batches</text:span> (</text:p>
      <text:p text:style-name="P1"><text:tab/>ba_id INTEGER NOT NULL PRIMARY KEY DEFAULT NEXTVAL('batches_seq'),</text:p>
      <text:p text:style-name="P1"><text:tab/>ba_user_id INTEGER NOT NULL,</text:p>
      <text:p text:style-name="P1"><text:tab/>ba_product_id INTEGER NOT NULL,</text:p>
      <text:p text:style-name="P1"><text:tab/>ba_initial_size INTEGER NOT NULL DEFAULT 0,</text:p>
      <text:p text:style-name="P1"><text:tab/>ba_finished_products INTEGER NOT NULL DEFAULT 0,</text:p>
      <text:p text:style-name="P1"><text:tab/>ba_rejected_products INTEGER NOT NULL DEFAULT 0,</text:p>
      <text:p text:style-name="P1"><text:tab/>ba_created TIMESTAMP NOT NULL DEFAULT CURRENT_TIMESTAMP,</text:p>
      <text:p text:style-name="P1">CONSTRAINT fk_user FOREIGN KEY(ba_user_id) REFERENCES users(us_id),</text:p>
      <text:p text:style-name="P1">CONSTRAINT fk_product FOREIGN KEY(ba_product_id) REFERENCES products(it_id),</text:p>
      <text:p text:style-name="P1">UNIQUE (ba_user_id, ba_product_id)</text:p>
      <text:p text:style-name="P1">);</text:p>
      <text:p text:style-name="P1"/>
      <text:p text:style-name="P4">-- categories</text:p>
      <text:p text:style-name="P3">CREATE TYPE <text:span text:style-name="T2">CATEGORY_STATUS</text:span> AS ENUM ('good', 'bad');</text:p>
      <text:p text:style-name="P3">CREATE SEQUENCE <text:span text:style-name="T2">categories_seq</text:span>;</text:p>
      <text:p text:style-name="P1"><text:span text:style-name="T1">CREATE TABLE </text:span><text:span text:style-name="T3">categories</text:span> (</text:p>
      <text:p text:style-name="P1"><text:tab/>ca_id INTEGER NOT NULL PRIMARY KEY DEFAULT NEXTVAL('categories_seq'),</text:p>
      <text:p text:style-name="P1"><text:tab/>ca_parent_id INTEGER NULL,</text:p>
      <text:p text:style-name="P1"><text:tab/>ca_ordering INTEGER NOT NULL DEFAULT 0,</text:p>
      <text:p text:style-name="P1"><text:tab/>ca_title VARCHAR(20) NOT NULL,</text:p>
      <text:p text:style-name="P1"><text:tab/>ca_blurb VARCHAR(20) NULL,</text:p>
      <text:p text:style-name="P1"><text:tab/>ca_description VARCHAR(4000) NULL,</text:p>
      <text:p text:style-name="P1"><text:tab/>ca_user_id INTEGER NOT NULL,</text:p>
      <text:p text:style-name="P1"><text:tab/>ca_status CATEGORY_STATUS NOT NULL,</text:p>
      <text:p text:style-name="P1"><text:tab/>ca_created_on TIMESTAMP NOT NULL DEFAULT CURRENT_TIMESTAMP,</text:p>
      <text:p text:style-name="P1">CONSTRAINT fk_user FOREIGN KEY(ca_user_id) REFERENCES users(us_id)</text:p>
      <text:p text:style-name="P1">);</text:p>
      <text:p text:style-name="P1"/>
      <text:p text:style-name="P4">-- category_images</text:p>
      <text:p text:style-name="P3">CREATE SEQUENCE <text:span text:style-name="T2">category_images_seq</text:span>;</text:p>
      <text:p text:style-name="P1"><text:span text:style-name="T1">CREATE TABLE </text:span><text:span text:style-name="T3">category_images</text:span> (</text:p>
      <text:p text:style-name="P1"><text:tab/>ci_id INTEGER NOT NULL PRIMARY KEY DEFAULT NEXTVAL('category_images_seq'),</text:p>
      <text:p text:style-name="P1"><text:tab/>ci_category_id INTEGER NOT NULL,</text:p>
      <text:p text:style-name="P1"><text:tab/>ci_image_id INTEGER NOT NULL,</text:p>
      <text:p text:style-name="P1"><text:tab/>ci_ordering INTEGER NOT NULL DEFAULT 0,</text:p>
      <text:p text:style-name="P1">CONSTRAINT fk_category FOREIGN KEY(ci_category_id) REFERENCES categories(ca_id),</text:p>
      <text:p text:style-name="P1">CONSTRAINT fk_image FOREIGN KEY(ci_image_id) REFERENCES images(im_id),</text:p>
      <text:p text:style-name="P1">UNIQUE (ci_category_id, ci_image_id)</text:p>
      <text:p text:style-name="P1">);</text:p>
      <text:p text:style-name="P1"/>
      <text:p text:style-name="P4">-- product_images</text:p>
      <text:p text:style-name="P3">CREATE SEQUENCE <text:span text:style-name="T2">product_images_seq</text:span>;</text:p>
      <text:p text:style-name="P1"><text:span text:style-name="T1">CREATE TABLE</text:span> <text:span text:style-name="T3">product_images</text:span> (</text:p>
      <text:p text:style-name="P1"><text:tab/>ii_id INTEGER NOT NULL PRIMARY KEY DEFAULT NEXTVAL('product_images_seq'),</text:p>
      <text:p text:style-name="P1"><text:tab/>ii_product_id INTEGER NOT NULL,</text:p>
      <text:p text:style-name="P1"><text:tab/>ii_image_id INTEGER NOT NULL,</text:p>
      <text:p text:style-name="P1"><text:tab/>ii_ordering INTEGER NOT NULL DEFAULT 0,</text:p>
      <text:p text:style-name="P1">CONSTRAINT fk_product FOREIGN KEY(ii_product_id) REFERENCES products(it_id),</text:p>
      <text:p text:style-name="P1">CONSTRAINT fk_image FOREIGN KEY(ii_image_id) REFERENCES images(im_id),</text:p>
      <text:p text:style-name="P1">UNIQUE (ii_product_id, ii_image_id)</text:p>
      <text:p text:style-name="P1"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-- product_parts</text:p>
      <text:p text:style-name="P3">CREATE SEQUENCE <text:span text:style-name="T2">product_parts_seq</text:span>;</text:p>
      <text:p text:style-name="P1"><text:span text:style-name="T1">CREATE TABLE </text:span><text:span text:style-name="T3">product_parts</text:span> (</text:p>
      <text:p text:style-name="P1"><text:tab/>ip_id INTEGER NOT NULL PRIMARY KEY DEFAULT NEXTVAL('product_parts_seq'),</text:p>
      <text:p text:style-name="P1"><text:tab/>ip_product_id INTEGER NOT NULL,</text:p>
      <text:p text:style-name="P1"><text:tab/>ip_part_id INTEGER NOT NULL,</text:p>
      <text:p text:style-name="P1"><text:tab/>ip_quantity INTEGER NOT NULL DEFAULT 0,</text:p>
      <text:p text:style-name="P1"><text:tab/>ip_ordering INTEGER NOT NULL DEFAULT 0,</text:p>
      <text:p text:style-name="P1">CONSTRAINT fk_product FOREIGN KEY(ip_product_id) REFERENCES products(it_id),</text:p>
      <text:p text:style-name="P1">CONSTRAINT fk_part FOREIGN KEY(ip_part_id) REFERENCES parts(pa_id),</text:p>
      <text:p text:style-name="P1">UNIQUE (ip_product_id, ip_part_id)</text:p>
      <text:p text:style-name="P1">);</text:p>
      <text:p text:style-name="P1"/>
      <text:p text:style-name="P4">-- part_images</text:p>
      <text:p text:style-name="P3">CREATE SEQUENCE <text:span text:style-name="T2">part_images_seq</text:span>;</text:p>
      <text:p text:style-name="P1"><text:span text:style-name="T1">CREATE TABLE</text:span> <text:span text:style-name="T3">part_images</text:span> (</text:p>
      <text:p text:style-name="P1"><text:tab/>pi_id INTEGER NOT NULL PRIMARY KEY DEFAULT NEXTVAL('part_images_seq'),</text:p>
      <text:p text:style-name="P1"><text:tab/>pi_part_id INTEGER NOT NULL,</text:p>
      <text:p text:style-name="P1"><text:tab/>pi_image_id INTEGER NOT NULL,</text:p>
      <text:p text:style-name="P1"><text:tab/>pi_ordering INTEGER NOT NULL DEFAULT 0,</text:p>
      <text:p text:style-name="P1">CONSTRAINT fk_part FOREIGN KEY(pi_part_id) REFERENCES parts(pa_id),</text:p>
      <text:p text:style-name="P1">CONSTRAINT fk_image FOREIGN KEY(pi_image_id) REFERENCES images(im_id),</text:p>
      <text:p text:style-name="P1">UNIQUE (pi_part_id, pi_image_id)</text:p>
      <text:p text:style-name="P1">);</text:p>
      <text:p text:style-name="P1"/>
      <text:p text:style-name="P4">-- customers</text:p>
      <text:p text:style-name="P1"><text:span text:style-name="T1">CREATE TYPE</text:span> <text:span text:style-name="T3">CUSTOMER_STATUS</text:span> AS ENUM ('good', 'bad');</text:p>
      <text:p text:style-name="P1"><text:span text:style-name="T1">CREATE SEQUENCE</text:span> <text:span text:style-name="T3">customers_seq</text:span>;</text:p>
      <text:p text:style-name="P1"><text:span text:style-name="T1">CREATE TABLE</text:span> <text:span text:style-name="T3">customers</text:span> (</text:p>
      <text:p text:style-name="P1"><text:tab/>cu_id INTEGER NOT NULL PRIMARY KEY DEFAULT NEXTVAL('customers_seq'),</text:p>
      <text:p text:style-name="P1"><text:tab/>cu_email VARCHAR(60) NOT NULL,</text:p>
      <text:p text:style-name="P1"><text:tab/>cu_password VARCHAR(60) NOT NULL,</text:p>
      <text:p text:style-name="P1"><text:tab/>cu_salt VARCHAR(60) NOT NULL,</text:p>
      <text:p text:style-name="P1"><text:tab/>cu_firstname VARCHAR(20) NOT NULL,</text:p>
      <text:p text:style-name="P1"><text:tab/>cu_middlename VARCHAR(20) NULL,</text:p>
      <text:p text:style-name="P1"><text:tab/>cu_lastname VARCHAR(20) NOT NULL,</text:p>
      <text:p text:style-name="P1"><text:tab/>cu_created TIMESTAMP NOT NULL DEFAULT CURRENT_TIMESTAMP,</text:p>
      <text:p text:style-name="P1"><text:tab/>cu_modified TIMESTAMP NOT NULL DEFAULT CURRENT_TIMESTAMP,</text:p>
      <text:p text:style-name="P1"><text:tab/>cu_status CUSTOMER_STATUS NOT NULL DEFAULT 'good'</text:p>
      <text:p text:style-name="P1">);</text:p>
      <text:p text:style-name="P1"/>
      <text:p text:style-name="P4">-- addresses</text:p>
      <text:p text:style-name="P1"><text:span text:style-name="T1">CREATE SEQUENCE</text:span> <text:span text:style-name="T3">addresses_seq</text:span>;</text:p>
      <text:p text:style-name="P1"><text:span text:style-name="T1">CREATE TABLE</text:span> <text:span text:style-name="T3">addresses</text:span> (</text:p>
      <text:p text:style-name="P1"><text:tab/>ad_id INTEGER NOT NULL PRIMARY KEY DEFAULT NEXTVAL('addresses_seq'),</text:p>
      <text:p text:style-name="P1"><text:tab/>ad_customer INTEGER NOT NULL,</text:p>
      <text:p text:style-name="P1"><text:tab/>ad_country_id INTEGER NOT NULL,</text:p>
      <text:p text:style-name="P1"><text:tab/>ad_current BOOLEAN NOT NULL DEFAULT FALSE,</text:p>
      <text:p text:style-name="P1"><text:tab/>ad_billing BOOLEAN NOT NULL DEFAULT FALSE,</text:p>
      <text:p text:style-name="P1"><text:tab/>ad_shipping BOOLEAN NOT NULL DEFAULT FALSE,</text:p>
      <text:p text:style-name="P1"><text:tab/>ad_address1 VARCHAR(60) NOT NULL,</text:p>
      <text:p text:style-name="P1"><text:tab/>ad_address2 VARCHAR(60) NULL,</text:p>
      <text:p text:style-name="P1"><text:tab/>ad_city VARCHAR(20) NOT NULL,</text:p>
      <text:p text:style-name="P1"><text:tab/>ad_state VARCHAR(20) NOT NULL,</text:p>
      <text:p text:style-name="P1"><text:tab/>ad_zip VARCHAR(20) NOT NULL,</text:p>
      <text:p text:style-name="P1"><text:tab/>ad_ordering INTEGER NOT NULL DEFAULT 0,</text:p>
      <text:p text:style-name="P1">CONSTRAINT fk_customer FOREIGN KEY(ad_customer) REFERENCES customers(cu_id),</text:p>
      <text:p text:style-name="P1">CONSTRAINT fk_country FOREIGN KEY(ad_country_id) REFERENCES countries(co_id)</text:p>
      <text:p text:style-name="P1">);</text:p>
      <text:p text:style-name="P1"/>
      <text:p text:style-name="P1"/>
      <text:p text:style-name="P1"/>
      <text:p text:style-name="P1"/>
      <text:p text:style-name="P1"/>
      <text:p text:style-name="P4"><text:soft-page-break/>-- orders</text:p>
      <text:p text:style-name="P1"><text:span text:style-name="T1">CREATE TYPE</text:span> <text:span text:style-name="T3">ORDER_STATUS</text:span> AS ENUM('good', 'bad');</text:p>
      <text:p text:style-name="P1"><text:span text:style-name="T1">CREATE SEQUENCE</text:span> <text:span text:style-name="T3">orders_seq</text:span>;</text:p>
      <text:p text:style-name="P1"><text:span text:style-name="T1">CREATE TABLE</text:span> <text:span text:style-name="T3">orders</text:span> (</text:p>
      <text:p text:style-name="P1"><text:tab/>or_id INTEGER NOT NULL PRIMARY KEY DEFAULT NEXTVAL('orders_seq'),</text:p>
      <text:p text:style-name="P1"><text:tab/>or_customer_id INTEGER NOT NULL,</text:p>
      <text:p text:style-name="P1"><text:tab/>or_shipping_address INTEGER NOT NULL,</text:p>
      <text:p text:style-name="P1"><text:tab/>or_billing_address INTEGER NOT NULL,</text:p>
      <text:p text:style-name="P1"><text:tab/>or_created TIMESTAMP NOT NULL DEFAULT CURRENT_TIMESTAMP,</text:p>
      <text:p text:style-name="P1"><text:tab/>or_status ORDER_STATUS NOT NULL DEFAULT 'good',</text:p>
      <text:p text:style-name="P1">CONSTRAINT fk_customer FOREIGN KEY(or_customer_id) REFERENCES customers(cu_id),</text:p>
      <text:p text:style-name="P2">CONSTRAINT fk_shipping FOREIGN KEY(or_shipping_address) </text:p>
      <text:p text:style-name="P2"><text:tab/>REFERENCES addresses(ad_id),</text:p>
      <text:p text:style-name="P2">CONSTRAINT fk_billing FOREIGN KEY(or_billing_address)</text:p>
      <text:p text:style-name="P2"><text:tab/>REFERENCES addresses(ad_id)</text:p>
      <text:p text:style-name="P1">);</text:p>
      <text:p text:style-name="P1"/>
      <text:p text:style-name="P4">-- order_products</text:p>
      <text:p text:style-name="P1"><text:span text:style-name="T1">CREATE TYPE</text:span> <text:span text:style-name="T3">ORDER_PRODUCT_STATUS </text:span>AS ENUM('good', 'bad');</text:p>
      <text:p text:style-name="P1"><text:span text:style-name="T1">CREATE SEQUENCE</text:span> <text:span text:style-name="T3">order_products_seq</text:span>;</text:p>
      <text:p text:style-name="P1"><text:span text:style-name="T1">CREATE TABLE</text:span> order_<text:span text:style-name="T3">products</text:span> (</text:p>
      <text:p text:style-name="P1"><text:tab/>oi_id INTEGER NOT NULL PRIMARY KEY DEFAULT NEXTVAL('order_products_seq'),</text:p>
      <text:p text:style-name="P1"><text:tab/>oi_order_id INTEGER NOT NULL,</text:p>
      <text:p text:style-name="P1"><text:tab/>oi_product_id INTEGER NOT NULL,</text:p>
      <text:p text:style-name="P1"><text:tab/>oi_quantity INTEGER NOT NULL DEFAULT 0,</text:p>
      <text:p text:style-name="P1"><text:tab/>oi_ordering INTEGER NOT NULL DEFAULT 0,</text:p>
      <text:p text:style-name="P1"><text:tab/>oi_status ORDER_PRODUCT_STATUS NOT NULL DEFAULT 'good',</text:p>
      <text:p text:style-name="P1">CONSTRAINT fk_order FOREIGN KEY(oi_order_id) REFERENCES orders(or_id),</text:p>
      <text:p text:style-name="P1">CONSTRAINT fk_product FOREIGN KEY(oi_product_id) REFERENCES products(it_id),</text:p>
      <text:p text:style-name="P1">UNIQUE (oi_order_id, oi_product_id)</text:p>
      <text:p text:style-name="P1">)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Andale Mono" svg:font-family="'Andale Mono'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2T12:37:54.012235981</meta:creation-date>
    <dc:date>2022-05-22T13:01:42.536233775</dc:date>
    <meta:editing-duration>PT26S</meta:editing-duration>
    <meta:editing-cycles>1</meta:editing-cycles>
    <meta:document-statistic meta:table-count="0" meta:image-count="0" meta:object-count="0" meta:page-count="5" meta:paragraph-count="239" meta:word-count="1025" meta:character-count="8616" meta:non-whitespace-character-count="7705"/>
    <meta:generator>LibreOffice/7.1.2.2$MacOSX_X86_64 LibreOffice_project/8a45595d069ef5570103caea1b71cc9d82b2aae4</meta:generator>
  </office:meta>
</office:document-meta>
</file>